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Feuille1">
        <table:table-row>
          <table:table-cell office:value-type="string">
            <text:p>FRP société</text:p>
          </table:table-cell>
          <table:table-cell office:value-type="string">
            <text:p>FRP opposant</text:p>
          </table:table-cell>
          <table:table-cell office:value-type="string">
            <text:p>Montant</text:p>
          </table:table-cell>
          <table:table-cell office:value-type="string">
            <text:p>Date d’effet = date réception SATD</text:p>
          </table:table-cell>
          <table:table-cell office:value-type="string">
            <text:p>Réf jugement validité = réf SATD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234">
            <text:p>234</text:p>
          </table:table-cell>
          <table:table-cell office:value-type="date" office:date-value="2022-09-19">
            <text:p>2022-09-19</text:p>
          </table:table-cell>
          <table:table-cell office:value-type="string">
            <text:p>SATD1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1234">
            <text:p>1234</text:p>
          </table:table-cell>
          <table:table-cell office:value-type="date" office:date-value="2022-11-15">
            <text:p>2022-11-15</text:p>
          </table:table-cell>
          <table:table-cell office:value-type="string">
            <text:p>SATD2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78">
            <text:p>78</text:p>
          </table:table-cell>
          <table:table-cell office:value-type="date" office:date-value="2022-10-16">
            <text:p>2022-10-16</text:p>
          </table:table-cell>
          <table:table-cell office:value-type="string">
            <text:p>SATD3</text:p>
          </table:table-cell>
          <table:table-cell office:value-type="string">
            <text:p>X</text:p>
          </table:table-cell>
        </table:table-row>
        <table:table-row/>
        <table:table-row/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